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3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ngl, T., Reuter, H.I. (Eds.), 2009. Geomorphometry - Concepts, Software, Applications, Developments in Soil Science. Elsevier.</text:p>
      <text:p text:style-name="Standard"/>
      <text:p text:style-name="P1">Wood, J., 1996. The Geomorphological Characterisation of Digital Elevation Models. University of Leicester.</text:p>
      <text:p text:style-name="Standard"/>
      <text:p text:style-name="P1">Jasiewicz, J., 2011. A new GRASS GIS fuzzy inference system for massive data analysis. Computers &amp; Geosciences 37, 1525–1531. doi:10.1016/j.cageo.2010.09.008</text:p>
      <text:p text:style-name="P1"/>
      <text:p text:style-name="P1">Jasiewicz, J., Stepinski, T.F., 2013. Geomorphons — a pattern recognition approach to classification and mapping of landforms. Geomorphology 182, 147–156. doi:10.1016/j.geomorph.2012.11.00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5-10-11T07:34:07.101399516</meta:creation-date>
    <dc:date>2015-10-11T07:36:55.263749670</dc:date>
    <dc:creator>Daniel </dc:creator>
    <meta:editing-duration>PT1M2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71" meta:character-count="581" meta:non-whitespace-character-count="515"/>
  </office:meta>
</office:document-meta>
</file>